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6.3923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1.98966666666667cm"/>
    </style:style>
    <style:style style:name="co5" style:family="table-column">
      <style:table-column-properties fo:break-before="auto" style:column-width="2.20133333333333cm"/>
    </style:style>
    <style:style style:name="co6" style:family="table-column">
      <style:table-column-properties fo:break-before="auto" style:column-width="2.68816666666667cm"/>
    </style:style>
    <style:style style:name="co7" style:family="table-column">
      <style:table-column-properties fo:break-before="auto" style:column-width="2.18016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30716666666667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2.41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2" table:number-columns-repeated="1637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MAZON.COM, INC. (XNAS:AMZN)</text:p>
          </table:table-cell>
          <table:table-cell office:value-type="string" table:style-name="ce1">
            <text:p>AMZN</text:p>
          </table:table-cell>
          <table:table-cell office:value-type="string" office:string-value="Date" table:formula="of:=COM.MICROSOFT.STOCKHISTORY([.B3];&quot;1/03/2023&quot;;TODAY())" table:number-matrix-columns-spanned="2" table:number-matrix-rows-spanned="26" table:style-name="ce1">
            <text:p>Date</text:p>
          </table:table-cell>
          <table:table-cell office:value-type="string" office:string-value="Close" table:style-name="ce2">
            <text:p>Close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4986" table:style-name="ce1">
            <text:p>44986</text:p>
          </table:table-cell>
          <table:table-cell office:value-type="float" office:value="92.17" table:style-name="ce2">
            <text:p>92.17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4987" table:style-name="ce1">
            <text:p>44987</text:p>
          </table:table-cell>
          <table:table-cell office:value-type="float" office:value="92.13" table:style-name="ce2">
            <text:p>92.13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4988" table:style-name="ce1">
            <text:p>44988</text:p>
          </table:table-cell>
          <table:table-cell office:value-type="float" office:value="94.9" table:style-name="ce2">
            <text:p>94.90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4991" table:style-name="ce1">
            <text:p>44991</text:p>
          </table:table-cell>
          <table:table-cell office:value-type="float" office:value="93.75" table:style-name="ce2">
            <text:p>93.7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4992" table:style-name="ce1">
            <text:p>44992</text:p>
          </table:table-cell>
          <table:table-cell office:value-type="float" office:value="93.55" table:style-name="ce2">
            <text:p>93.5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4993" table:style-name="ce1">
            <text:p>44993</text:p>
          </table:table-cell>
          <table:table-cell office:value-type="float" office:value="93.92" table:style-name="ce2">
            <text:p>93.92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4994" table:style-name="ce1">
            <text:p>44994</text:p>
          </table:table-cell>
          <table:table-cell office:value-type="float" office:value="92.25" table:style-name="ce2">
            <text:p>92.2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4995" table:style-name="ce1">
            <text:p>44995</text:p>
          </table:table-cell>
          <table:table-cell office:value-type="float" office:value="90.73" table:style-name="ce2">
            <text:p>90.73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4998" table:style-name="ce1">
            <text:p>44998</text:p>
          </table:table-cell>
          <table:table-cell office:value-type="float" office:value="92.43" table:style-name="ce2">
            <text:p>92.43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4999" table:style-name="ce1">
            <text:p>44999</text:p>
          </table:table-cell>
          <table:table-cell office:value-type="float" office:value="94.88" table:style-name="ce2">
            <text:p>94.88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5000" table:style-name="ce1">
            <text:p>45000</text:p>
          </table:table-cell>
          <table:table-cell office:value-type="float" office:value="96.2" table:style-name="ce2">
            <text:p>96.20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5001" table:style-name="ce1">
            <text:p>45001</text:p>
          </table:table-cell>
          <table:table-cell office:value-type="float" office:value="100.04" table:style-name="ce2">
            <text:p>100.04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5002" table:style-name="ce1">
            <text:p>45002</text:p>
          </table:table-cell>
          <table:table-cell office:value-type="float" office:value="98.95" table:style-name="ce2">
            <text:p>98.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5005" table:style-name="ce1">
            <text:p>45005</text:p>
          </table:table-cell>
          <table:table-cell office:value-type="float" office:value="97.71" table:style-name="ce2">
            <text:p>97.7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5006" table:style-name="ce1">
            <text:p>45006</text:p>
          </table:table-cell>
          <table:table-cell office:value-type="float" office:value="100.61" table:style-name="ce2">
            <text:p>100.6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5007" table:style-name="ce1">
            <text:p>45007</text:p>
          </table:table-cell>
          <table:table-cell office:value-type="float" office:value="98.7" table:style-name="ce2">
            <text:p>98.7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5008" table:style-name="ce1">
            <text:p>45008</text:p>
          </table:table-cell>
          <table:table-cell office:value-type="float" office:value="98.71" table:style-name="ce2">
            <text:p>98.7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5009" table:style-name="ce1">
            <text:p>45009</text:p>
          </table:table-cell>
          <table:table-cell office:value-type="float" office:value="98.13" table:style-name="ce2">
            <text:p>98.1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5012" table:style-name="ce1">
            <text:p>45012</text:p>
          </table:table-cell>
          <table:table-cell office:value-type="float" office:value="98.04" table:style-name="ce2">
            <text:p>98.0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5013" table:style-name="ce1">
            <text:p>45013</text:p>
          </table:table-cell>
          <table:table-cell office:value-type="float" office:value="97.24" table:style-name="ce2">
            <text:p>97.2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5014" table:style-name="ce1">
            <text:p>45014</text:p>
          </table:table-cell>
          <table:table-cell office:value-type="float" office:value="100.25" table:style-name="ce2">
            <text:p>100.2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5015" table:style-name="ce1">
            <text:p>45015</text:p>
          </table:table-cell>
          <table:table-cell office:value-type="float" office:value="102" table:style-name="ce2">
            <text:p>102.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5016" table:style-name="ce1">
            <text:p>45016</text:p>
          </table:table-cell>
          <table:table-cell office:value-type="float" office:value="103.29" table:style-name="ce2">
            <text:p>103.2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5019" table:style-name="ce1">
            <text:p>45019</text:p>
          </table:table-cell>
          <table:table-cell office:value-type="float" office:value="102.41" table:style-name="ce2">
            <text:p>102.4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5020" table:style-name="ce1">
            <text:p>45020</text:p>
          </table:table-cell>
          <table:table-cell office:value-type="float" office:value="103.95" table:style-name="ce2">
            <text:p>103.95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Saniya Ikram</meta:initial-creator>
    <dc:creator>Saniya Ikram</dc:creator>
    <meta:creation-date>2023-04-05T06:38:35Z</meta:creation-date>
    <dc:date>2023-04-05T09:29:55Z</dc:date>
  </office:meta>
</office:document-meta>
</file>